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fd095" draw:textarea-horizontal-align="justify" draw:textarea-vertical-align="middle" draw:auto-grow-height="false" fo:min-height="2cm" fo:min-width="5.5cm"/>
      <style:paragraph-properties style:writing-mode="lr-tb"/>
    </style:style>
    <style:style style:name="gr2" style:family="graphic" style:parent-style-name="standard">
      <style:graphic-properties svg:stroke-color="#000000" draw:fill-color="#ff5429" draw:textarea-horizontal-align="justify" draw:textarea-vertical-align="middle" draw:auto-grow-height="false" fo:min-height="2cm" fo:min-width="5.5cm"/>
      <style:paragraph-properties style:writing-mode="lr-tb"/>
    </style:style>
    <style:style style:name="gr3" style:family="graphic" style:parent-style-name="objectwithoutfill">
      <style:graphic-properties svg:stroke-color="#000000" draw:marker-end="Стили_20_стрелок_20_9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000000" draw:marker-end="Стили_20_стрелок_20_10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Стили_20_стрелок_20_11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Стили_20_стрелок_20_12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Стили_20_стрелок_20_13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Стили_20_стрелок_20_14" draw:marker-end-width="0.3cm" draw:fill="none" draw:fill-color="#ffffff" draw:textarea-vertical-align="middle"/>
    </style:style>
    <style:style style:name="gr9" style:family="graphic" style:parent-style-name="objectwithoutfill">
      <style:graphic-properties svg:stroke-color="#000000" draw:marker-end="Стили_20_стрелок_20_15" draw:marker-end-width="0.3cm" draw:fill="none" draw:fill-color="#afd095" draw:textarea-vertical-align="middle"/>
    </style:style>
    <style:style style:name="gr10" style:family="graphic" style:parent-style-name="objectwithoutfill">
      <style:graphic-properties svg:stroke-color="#000000" draw:marker-end="Стили_20_стрелок_20_16" draw:marker-end-width="0.3cm" draw:fill="none" draw:fill-color="#afd095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-color="#ff5429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afd09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xml:id="id6" draw:id="id6" draw:layer="layout" svg:width="6cm" svg:height="2.25cm" svg:x="1.5cm" svg:y="1.5cm">
            <text:p text:style-name="P1">BaseControl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6cm" svg:height="2.25cm" svg:x="1.5cm" svg:y="4.75cm">
            <text:p text:style-name="P1">BaseList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8" draw:id="id8" draw:layer="layout" svg:width="6cm" svg:height="2.25cm" svg:x="1.5cm" svg:y="14cm">
            <text:p text:style-name="P1">FavBaseList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6cm" svg:height="2.25cm" svg:x="10cm" svg:y="1.5cm">
            <text:p text:style-name="P1">Track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" draw:id="id3" draw:layer="layout" svg:width="6cm" svg:height="2.25cm" svg:x="10cm" svg:y="7.75cm">
            <text:p text:style-name="P1">ArtistList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6cm" svg:height="2.25cm" svg:x="10cm" svg:y="4.75cm">
            <text:p text:style-name="P1">AlbumList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6cm" svg:height="2.25cm" svg:x="10cm" svg:y="10.75cm">
            <text:p text:style-name="P1">TrackList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7" draw:id="id7" draw:layer="layout" svg:width="6cm" svg:height="2.25cm" svg:x="10cm" svg:y="14cm">
            <text:p text:style-name="P1">ArtistAlbums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3" xml:id="id9" draw:id="id9" draw:layer="layout" svg:width="6cm" svg:height="2.25cm" svg:x="10cm" svg:y="17cm">
            <text:p text:style-name="P1">AlbumTrack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4" draw:layer="layout" svg:x1="10cm" svg:y1="11.875cm" svg:x2="7.5cm" svg:y2="5.875cm" draw:start-shape="id1" draw:start-glue-point="3" draw:end-shape="id2" draw:end-glue-point="1" svg:d="M10000 11875h-1250v-6000h-1250" svg:viewBox="0 0 2501 6001">
            <text:p/>
          </draw:connector>
          <draw:connector draw:style-name="gr4" draw:text-style-name="P4" draw:layer="layout" svg:x1="10cm" svg:y1="8.875cm" svg:x2="7.5cm" svg:y2="5.875cm" draw:start-shape="id3" draw:start-glue-point="3" draw:end-shape="id2" draw:end-glue-point="1" svg:d="M10000 8875h-1250v-3000h-1250" svg:viewBox="0 0 2501 3001">
            <text:p/>
          </draw:connector>
          <draw:connector draw:style-name="gr5" draw:text-style-name="P4" draw:layer="layout" svg:x1="10cm" svg:y1="5.875cm" svg:x2="7.5cm" svg:y2="5.875cm" draw:start-shape="id4" draw:start-glue-point="3" draw:end-shape="id2" draw:end-glue-point="1" svg:d="M10000 5875h-2500" svg:viewBox="0 0 2501 1">
            <text:p/>
          </draw:connector>
          <draw:connector draw:style-name="gr6" draw:text-style-name="P4" draw:layer="layout" svg:x1="10cm" svg:y1="2.625cm" svg:x2="7.5cm" svg:y2="2.625cm" draw:start-shape="id5" draw:start-glue-point="3" draw:end-shape="id6" draw:end-glue-point="1" svg:d="M10000 2625h-2500" svg:viewBox="0 0 2501 1">
            <text:p/>
          </draw:connector>
          <draw:connector draw:style-name="gr7" draw:text-style-name="P4" draw:layer="layout" svg:x1="10cm" svg:y1="15.125cm" svg:x2="7.5cm" svg:y2="15.125cm" draw:start-shape="id7" draw:start-glue-point="3" draw:end-shape="id8" draw:end-glue-point="1" svg:d="M10000 15125h-2500" svg:viewBox="0 0 2501 1">
            <text:p/>
          </draw:connector>
          <draw:connector draw:style-name="gr8" draw:text-style-name="P4" draw:layer="layout" svg:x1="10cm" svg:y1="18.125cm" svg:x2="7.5cm" svg:y2="15.125cm" draw:start-shape="id9" draw:start-glue-point="3" draw:end-shape="id8" draw:end-glue-point="1" svg:d="M10000 18125h-1250v-3000h-1250" svg:viewBox="0 0 2501 3001">
            <text:p/>
          </draw:connector>
          <draw:connector draw:style-name="gr9" draw:text-style-name="P5" draw:layer="layout" svg:x1="4.5cm" svg:y1="4.75cm" svg:x2="4.5cm" svg:y2="3.75cm" draw:start-shape="id2" draw:start-glue-point="0" draw:end-shape="id6" draw:end-glue-point="2" svg:d="M4500 4750v-1000" svg:viewBox="0 0 1 1001">
            <text:p/>
          </draw:connector>
          <draw:connector draw:style-name="gr10" draw:text-style-name="P5" draw:layer="layout" svg:x1="4.5cm" svg:y1="14cm" svg:x2="4.5cm" svg:y2="7cm" draw:start-shape="id8" draw:start-glue-point="0" draw:end-shape="id2" svg:d="M4500 14000v-7000" svg:viewBox="0 0 1 700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4:21:15.631441537</meta:creation-date>
    <dc:date>2022-04-20T14:41:22.188311237</dc:date>
    <meta:editing-duration>PT10M6S</meta:editing-duration>
    <meta:editing-cycles>1</meta:editing-cycles>
    <meta:document-statistic meta:object-count="18"/>
    <meta:generator>LibreOffice/7.3.2.2$Linux_X86_64 LibreOffice_project/30$Build-2</meta:generator>
  </office:meta>
</office:document-meta>
</file>